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officeooo:rsid="00015dfe" officeooo:paragraph-rsid="00015dfe"/>
    </style:style>
    <style:style style:name="P3" style:family="paragraph" style:parent-style-name="Standard">
      <style:text-properties officeooo:rsid="00015dfe" officeooo:paragraph-rsid="00015dfe"/>
    </style:style>
    <style:style style:name="P4" style:family="paragraph" style:parent-style-name="Standard">
      <style:text-properties fo:font-weight="bold" style:font-weight-asian="bold" style:font-weight-complex="bold"/>
    </style:style>
    <style:style style:name="T1" style:family="text">
      <style:text-properties fo:font-weight="bold" style:font-weight-asian="bold" style:font-weight-complex="bold"/>
    </style:style>
    <style:style style:name="T2" style:family="text">
      <style:text-properties officeooo:rsid="0000fe9e"/>
    </style:style>
    <style:style style:name="T3" style:family="text">
      <style:text-properties officeooo:rsid="0003172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Group assignment</text:p>
      <text:p text:style-name="Standard">IEC2016012</text:p>
      <text:p text:style-name="Standard">IEC2016027 <text:s text:c="2"/></text:p>
      <text:p text:style-name="Standard">IEC2016072 <text:s text:c="2"/></text:p>
      <text:p text:style-name="Standard">IEC2016065 <text:s text:c="2"/></text:p>
      <text:p text:style-name="Standard">ECM2016003</text:p>
      <text:p text:style-name="Standard"/>
      <text:p text:style-name="P1">Linear Regression on Housing dataset</text:p>
      <text:p text:style-name="Standard"/>
      <text:p text:style-name="P2">The 2 files contains linear regression for univariate and multivariate variables for both the methods, namely Normal Equation and Gradient Descent.</text:p>
      <text:p text:style-name="P2"/>
      <text:p text:style-name="Standard">Minimum value for loss as obtained using gradient descent is <text:span text:style-name="T3">infinity</text:span>. The naive normal equation method for linear regression returns an accuracy of around 20 percent for all the trained inputs.</text:p>
      <text:p text:style-name="Standard"/>
      <text:p text:style-name="P1">Normalization was not performed on gradient descent which resulted in explosion of cost function. Without normalization, gd cannot work properly.</text:p>
      <text:p text:style-name="Standard"/>
      <text:p text:style-name="Standard">### 1. <text:span text:style-name="T1">Existence of matrix inverse</text:span> </text:p>
      <text:p text:style-name="Standard">The normal equation method requires the existence of the inverse of the matrix multiplication of the input matrix and its transpose. This inverse may or may not exist. Hence, this makes it less robust than the Gradient Descent algorithm, which poses no such bounds on the matrices. The Gradient Descent algorithm trades robustness for computational ease and accuracy. <text:s/></text:p>
      <text:p text:style-name="Standard"/>
      <text:p text:style-name="Standard">### 2. <text:span text:style-name="T1">Correctness</text:span> </text:p>
      <text:p text:style-name="Standard">The values of weights from the normal method are known to be minimal by calculus. However, the same cannot be said of the values derived from Gradient Descent, whose weight values are randomly initialised and made to converge at a particular point - ideally the minimum. However, this process is long and we can never be sure that it's converging at the least possible value. That correct value is obtained easily using the normal equation technique. <text:s/></text:p>
      <text:p text:style-name="Standard"/>
      <text:p text:style-name="Standard">### 3. <text:span text:style-name="T1">Effect of learning rate</text:span> </text:p>
      <text:p text:style-name="Standard">We also note that in case of Gradient Descent, there is another parameter introduced into the entire process of deriving the optimal weights - this parameter is called the learning rate. This learning rate helps us adjust the step value taken in going towards the optimal value of weights. This can significantly alter the process: taking a high value of learning rate will make us compute faster, but it won't always return the correct value. </text:p>
      <text:p text:style-name="Standard"/>
      <text:p text:style-name="Standard">On the other hand, taking a very small value of the learning rate can help us achieve the optimal value of the weights, but this requires significantly higher amounts of computational power since the number of steps to be taken also increases by a large amount. </text:p>
      <text:p text:style-name="Standard"/>
      <text:p text:style-name="Standard">This helps us establish the differences between the Normal Equation method and the Gradient Descent technique. Both have their own advantages and disadvantages, however in certain contexts we can prefer either based on our preferences. Robustness is certain with gradient descent, as well as flexibility in choosing our desired level of accuracy. However, if fault tolerance is minimal, we might prefer to use the normal method to obtain the values directly.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0.7.3$Linux_X86_64 LibreOffice_project/00m0$Build-3</meta:generator>
    <dc:date>2019-03-13T13:43:21.238056580</dc:date>
    <meta:editing-duration>PT5M58S</meta:editing-duration>
    <meta:editing-cycles>3</meta:editing-cycles>
    <meta:document-statistic meta:table-count="0" meta:image-count="0" meta:object-count="0" meta:page-count="1" meta:paragraph-count="18" meta:word-count="425" meta:character-count="2668" meta:non-whitespace-character-count="2242"/>
  </office:meta>
</office:document-meta>
</file>